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55.56mm"/>
    </style:style>
    <style:style style:name="co3" style:family="table-column">
      <style:table-column-properties fo:break-before="auto" style:column-width="23.18mm"/>
    </style:style>
    <style:style style:name="co4" style:family="table-column">
      <style:table-column-properties fo:break-before="auto" style:column-width="23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33.88mm"/>
    </style:style>
    <style:style style:name="co8" style:family="table-column">
      <style:table-column-properties fo:break-before="auto" style:column-width="44.1mm"/>
    </style:style>
    <style:style style:name="co9" style:family="table-column">
      <style:table-column-properties fo:break-before="auto" style:column-width="24.17mm"/>
    </style:style>
    <style:style style:name="co10" style:family="table-column">
      <style:table-column-properties fo:break-before="auto" style:column-width="17.6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23.28mm" fo:break-before="auto" style:use-optimal-row-height="false"/>
    </style:style>
    <style:style style:name="ro6" style:family="table-row">
      <style:table-row-properties style:row-height="24.61mm" fo:break-before="auto" style:use-optimal-row-height="false"/>
    </style:style>
    <style:style style:name="ro7" style:family="table-row">
      <style:table-row-properties style:row-height="25.4mm" fo:break-before="auto" style:use-optimal-row-height="false"/>
    </style:style>
    <style:style style:name="ro8" style:family="table-row">
      <style:table-row-properties style:row-height="28.31mm" fo:break-before="auto" style:use-optimal-row-height="false"/>
    </style:style>
    <style:style style:name="ro9" style:family="table-row">
      <style:table-row-properties style:row-height="27.52mm" fo:break-before="auto" style:use-optimal-row-height="false"/>
    </style:style>
    <style:style style:name="ro10" style:family="table-row">
      <style:table-row-properties style:row-height="29.1mm" fo:break-before="auto" style:use-optimal-row-height="false"/>
    </style:style>
    <style:style style:name="ro11" style:family="table-row">
      <style:table-row-properties style:row-height="25.93mm" fo:break-before="auto" style:use-optimal-row-height="false"/>
    </style:style>
    <style:style style:name="ro12" style:family="table-row">
      <style:table-row-properties style:row-height="24.08mm" fo:break-before="auto" style:use-optimal-row-height="false"/>
    </style:style>
    <style:style style:name="ro13" style:family="table-row">
      <style:table-row-properties style:row-height="21.17mm" fo:break-before="auto" style:use-optimal-row-height="false"/>
    </style:style>
    <style:style style:name="ro14" style:family="table-row">
      <style:table-row-properties style:row-height="21.7mm" fo:break-before="auto" style:use-optimal-row-height="false"/>
    </style:style>
    <style:style style:name="ro15" style:family="table-row">
      <style:table-row-properties style:row-height="19.84mm" fo:break-before="auto" style:use-optimal-row-height="false"/>
    </style:style>
    <style:style style:name="ro16" style:family="table-row">
      <style:table-row-properties style:row-height="21.96mm" fo:break-before="auto" style:use-optimal-row-height="false"/>
    </style:style>
    <style:style style:name="ro17" style:family="table-row">
      <style:table-row-properties style:row-height="21.43mm" fo:break-before="auto" style:use-optimal-row-height="false"/>
    </style:style>
    <style:style style:name="ro18" style:family="table-row">
      <style:table-row-properties style:row-height="15.35mm" fo:break-before="auto" style:use-optimal-row-height="false"/>
    </style:style>
    <style:style style:name="ro19" style:family="table-row">
      <style:table-row-properties style:row-height="14.82mm" fo:break-before="auto" style:use-optimal-row-height="false"/>
    </style:style>
    <style:style style:name="ro20" style:family="table-row">
      <style:table-row-properties style:row-height="14.55mm" fo:break-before="auto" style:use-optimal-row-height="false"/>
    </style:style>
    <style:style style:name="ro21" style:family="table-row">
      <style:table-row-properties style:row-height="14.02mm" fo:break-before="auto" style:use-optimal-row-height="false"/>
    </style:style>
    <style:style style:name="ro22" style:family="table-row">
      <style:table-row-properties style:row-height="23.28mm" fo:break-before="auto" style:use-optimal-row-height="false"/>
    </style:style>
    <style:style style:name="ro23" style:family="table-row">
      <style:table-row-properties style:row-height="29.1mm" fo:break-before="auto" style:use-optimal-row-height="false"/>
    </style:style>
    <style:style style:name="ro24" style:family="table-row">
      <style:table-row-properties style:row-height="64.03mm" fo:break-before="auto" style:use-optimal-row-height="false"/>
    </style:style>
    <style:style style:name="ro25" style:family="table-row">
      <style:table-row-properties style:row-height="46.57mm" fo:break-before="auto" style:use-optimal-row-height="false"/>
    </style:style>
    <style:style style:name="ro26" style:family="table-row">
      <style:table-row-properties style:row-height="34.93mm" fo:break-before="auto" style:use-optimal-row-height="false"/>
    </style:style>
    <style:style style:name="ro27" style:family="table-row">
      <style:table-row-properties style:row-height="69.85mm" fo:break-before="auto" style:use-optimal-row-height="false"/>
    </style:style>
    <style:style style:name="ro28" style:family="table-row">
      <style:table-row-properties style:row-height="58.21mm" fo:break-before="auto" style:use-optimal-row-height="false"/>
    </style:style>
    <style:style style:name="ro29" style:family="table-row">
      <style:table-row-properties style:row-height="6.88mm" fo:break-before="auto" style:use-optimal-row-height="false"/>
    </style:style>
    <style:style style:name="ro30" style:family="table-row">
      <style:table-row-properties style:row-height="6.88mm" fo:break-before="auto" style:use-optimal-row-height="false"/>
    </style:style>
    <style:style style:name="ro31" style:family="table-row">
      <style:table-row-properties style:row-height="5.8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8" table:default-cell-style-name="ce12"/>
        <table:table-column table:style-name="co1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雲林縣政府102年度對議員所提地方建設建議事項處理明細表</text:p>
            </table:table-cell>
            <table:covered-table-cell table:style-name="ce13"/>
            <table:covered-table-cell table:number-columns-repeated="4" table:style-name="ce21"/>
            <table:covered-table-cell table:number-columns-repeated="2" table:style-name="ce36"/>
            <table:covered-table-cell table:style-name="ce13"/>
            <table:table-cell table:number-columns-repeated="1015"/>
          </table:table-row>
          <table:table-row table:style-name="ro2">
            <table:table-cell table:style-name="ce1" office:value-type="string" calcext:value-type="string" table:number-columns-spanned="9" table:number-rows-spanned="1">
              <text:p>102年1月至102年12月止</text:p>
            </table:table-cell>
            <table:covered-table-cell table:style-name="ce13"/>
            <table:covered-table-cell table:number-columns-repeated="4" table:style-name="ce21"/>
            <table:covered-table-cell table:number-columns-repeated="2" table:style-name="ce36"/>
            <table:covered-table-cell table:style-name="ce13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4" office:value-type="string" calcext:value-type="string" table:number-columns-spanned="7" table:number-rows-spanned="1">
              <text:p>(本表為全年報表)</text:p>
            </table:table-cell>
            <table:covered-table-cell table:number-columns-repeated="6" table:style-name="ce22"/>
            <table:table-cell table:style-name="ce37" office:value-type="string" calcext:value-type="string">
              <text:p>單位：千元</text:p>
            </table:table-cell>
            <table:table-cell table:number-columns-repeated="1015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2">
            <text:p>議員姓名</text:p>
          </table:table-cell>
          <table:table-cell table:style-name="ce3" office:value-type="string" calcext:value-type="string" table:number-columns-spanned="1" table:number-rows-spanned="2">
            <text:p>建議項目及內容</text:p>
          </table:table-cell>
          <table:table-cell table:style-name="ce3" office:value-type="string" calcext:value-type="string" table:number-columns-spanned="1" table:number-rows-spanned="2">
            <text:p>建議地點</text:p>
          </table:table-cell>
          <table:table-cell table:style-name="ce3" office:value-type="string" calcext:value-type="string" table:number-columns-spanned="1" table:number-rows-spanned="2">
            <text:p>建議金額</text:p>
          </table:table-cell>
          <table:table-cell table:style-name="ce3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35"/>
          <table:covered-table-cell table:style-name="ce38"/>
          <table:table-cell table:number-columns-repeated="1015"/>
        </table:table-row>
        <table:table-row table:style-name="ro4">
          <table:covered-table-cell table:number-columns-repeated="4" table:style-name="ce4"/>
          <table:table-cell table:style-name="ce33" office:value-type="string" calcext:value-type="string">
            <text:p>核定金額</text:p>
          </table:table-cell>
          <table:table-cell table:style-name="ce33" office:value-type="string" calcext:value-type="string">
            <text:p>經費支用科目</text:p>
          </table:table-cell>
          <table:table-cell table:style-name="ce33" office:value-type="string" calcext:value-type="string">
            <text:p>主辦機關</text:p>
          </table:table-cell>
          <table:table-cell table:style-name="ce33" office:value-type="string" calcext:value-type="string">
            <text:p>招標方式</text:p>
          </table:table-cell>
          <table:table-cell table:style-name="ce33" office:value-type="string" calcext:value-type="string">
            <text:p>得標廠商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簡慈坊議員" calcext:value-type="string">
            <text:p><text:s/>簡慈坊議員 </text:p>
          </table:table-cell>
          <table:table-cell table:style-name="ce15" office:value-type="string" office:string-value="斗南鎮舊社里三民路北側排水溝改善工程" calcext:value-type="string">
            <text:p><text:s/>斗南鎮舊社里三民路北側排水溝改善工程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25" office:value-type="float" office:value="1240" calcext:value-type="float">
            <text:p><text:s/>1,240 </text:p>
          </table:table-cell>
          <table:table-cell table:style-name="ce15" office:value-type="string" office:string-value="102年度-水利工程-水利工程-設備及投資-公共建設及設施費" calcext:value-type="string">
            <text:p><text:s/>102年度-水利工程-水利工程-設備及投資-公共建設及設施費 </text:p>
          </table:table-cell>
          <table:table-cell table:style-name="ce5" office:value-type="string" office:string-value="斗南鎮公所" calcext:value-type="string">
            <text:p><text:s/>斗南鎮公所 </text:p>
          </table:table-cell>
          <table:table-cell table:style-name="ce5" office:value-type="string" office:string-value="公開招標 " calcext:value-type="string">
            <text:p><text:s/>公開招標 <text:s/></text:p>
          </table:table-cell>
          <table:table-cell table:style-name="ce5" office:value-type="string" office:string-value="中貫土木包工業 " calcext:value-type="string">
            <text:p><text:s/>中貫土木包工業 <text:s/>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簡慈坊議員" calcext:value-type="string">
            <text:p><text:s/>簡慈坊議員 </text:p>
          </table:table-cell>
          <table:table-cell table:style-name="ce15" office:value-type="string" office:string-value="斗南鎮新南里泰山部落排水改善工程" calcext:value-type="string">
            <text:p><text:s/>斗南鎮新南里泰山部落排水改善工程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25" office:value-type="float" office:value="950" calcext:value-type="float">
            <text:p><text:s/>950 </text:p>
          </table:table-cell>
          <table:table-cell table:style-name="ce15" office:value-type="string" office:string-value="102年度-水利工程-水利工程-設備及投資-公共建設及設施費" calcext:value-type="string">
            <text:p><text:s/>102年度-水利工程-水利工程-設備及投資-公共建設及設施費 </text:p>
          </table:table-cell>
          <table:table-cell table:style-name="ce5" office:value-type="string" office:string-value="斗南鎮公所" calcext:value-type="string">
            <text:p><text:s/>斗南鎮公所 </text:p>
          </table:table-cell>
          <table:table-cell table:style-name="ce5" office:value-type="string" office:string-value="公開招標 " calcext:value-type="string">
            <text:p><text:s/>公開招標 <text:s/></text:p>
          </table:table-cell>
          <table:table-cell table:style-name="ce5" office:value-type="string" office:string-value="勝興營造有限公司 " calcext:value-type="string">
            <text:p><text:s/>勝興營造有限公司 <text:s/>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林建鴻議員" calcext:value-type="string">
            <text:p><text:s/>林建鴻議員 </text:p>
          </table:table-cell>
          <table:table-cell table:style-name="ce15" office:value-type="string" office:string-value="台西鄉牛厝村福安宮旁排水改善工程" calcext:value-type="string">
            <text:p><text:s/>台西鄉牛厝村福安宮旁排水改善工程 </text:p>
          </table:table-cell>
          <table:table-cell table:style-name="ce5" office:value-type="string" office:string-value="台西鄉" calcext:value-type="string">
            <text:p><text:s/>台西鄉 </text:p>
          </table:table-cell>
          <table:table-cell table:number-columns-repeated="2" table:style-name="ce25" office:value-type="float" office:value="1740" calcext:value-type="float">
            <text:p><text:s/>1,740 </text:p>
          </table:table-cell>
          <table:table-cell table:style-name="ce15" office:value-type="string" office:string-value="102年度-水利工程-水利工程-設備及投資-公共建設及設施費" calcext:value-type="string">
            <text:p><text:s/>102年度-水利工程-水利工程-設備及投資-公共建設及設施費 </text:p>
          </table:table-cell>
          <table:table-cell table:style-name="ce5" office:value-type="string" calcext:value-type="string">
            <text:p>水利處</text:p>
            <text:p>（水利管理科）</text:p>
          </table:table-cell>
          <table:table-cell table:style-name="ce5" office:value-type="string" office:string-value="公開招標 " calcext:value-type="string">
            <text:p><text:s/>公開招標 <text:s/></text:p>
          </table:table-cell>
          <table:table-cell table:style-name="ce5" office:value-type="string" office:string-value="力齊土木包工業 " calcext:value-type="string">
            <text:p><text:s/>力齊土木包工業 <text:s/></text:p>
          </table:table-cell>
          <table:table-cell table:number-columns-repeated="1015"/>
        </table:table-row>
        <table:table-row table:style-name="ro8">
          <table:table-cell table:style-name="ce5" office:value-type="string" office:string-value="林逢錦議員" calcext:value-type="string">
            <text:p><text:s/>林逢錦議員 </text:p>
          </table:table-cell>
          <table:table-cell table:style-name="ce15" office:value-type="string" office:string-value="口湖鄉台子養殖區台子東橋旁路面改善工程" calcext:value-type="string">
            <text:p><text:s/>口湖鄉台子養殖區台子東橋旁路面改善工程 </text:p>
          </table:table-cell>
          <table:table-cell table:style-name="ce5" office:value-type="string" office:string-value="口湖鄉" calcext:value-type="string">
            <text:p><text:s/>口湖鄉 </text:p>
          </table:table-cell>
          <table:table-cell table:number-columns-repeated="2" table:style-name="ce25" office:value-type="float" office:value="1000" calcext:value-type="float">
            <text:p><text:s/>1,000 </text:p>
          </table:table-cell>
          <table:table-cell table:style-name="ce15" office:value-type="string" office:string-value="102年度-資本門-其他公共工程-一般小型零星工程-設備及投資-公共建設及設施費" calcext:value-type="string">
            <text:p><text:s/>102年度-資本門-其他公共工程-一般小型零星工程-設備及投資-公共建設及設施費 </text:p>
          </table:table-cell>
          <table:table-cell table:style-name="ce5" office:value-type="string" office:string-value="口湖鄉公所" calcext:value-type="string">
            <text:p><text:s/>口湖鄉公所 </text:p>
          </table:table-cell>
          <table:table-cell table:style-name="ce5" office:value-type="string" office:string-value="公開招標 " calcext:value-type="string">
            <text:p><text:s/>公開招標 <text:s/></text:p>
          </table:table-cell>
          <table:table-cell table:style-name="ce5" office:value-type="string" office:string-value="營達土木包工業" calcext:value-type="string">
            <text:p><text:s/>營達土木包工業 </text:p>
          </table:table-cell>
          <table:table-cell table:number-columns-repeated="1015"/>
        </table:table-row>
        <table:table-row table:style-name="ro9">
          <table:table-cell table:style-name="ce5" office:value-type="string" office:string-value="林逢錦議員" calcext:value-type="string">
            <text:p><text:s/>林逢錦議員 </text:p>
          </table:table-cell>
          <table:table-cell table:style-name="ce15" office:value-type="string" office:string-value="口湖鄉台子村蚶子寮大排邊道路改善工程" calcext:value-type="string">
            <text:p><text:s/>口湖鄉台子村蚶子寮大排邊道路改善工程 </text:p>
          </table:table-cell>
          <table:table-cell table:style-name="ce5" office:value-type="string" office:string-value="口湖鄉" calcext:value-type="string">
            <text:p><text:s/>口湖鄉 </text:p>
          </table:table-cell>
          <table:table-cell table:number-columns-repeated="2" table:style-name="ce25" office:value-type="float" office:value="1540" calcext:value-type="float">
            <text:p><text:s/>1,540 </text:p>
          </table:table-cell>
          <table:table-cell table:style-name="ce15" office:value-type="string" office:string-value="102年度-資本門-其他公共工程-一般小型零星工程-設備及投資-公共建設及設施費" calcext:value-type="string">
            <text:p><text:s/>102年度-資本門-其他公共工程-一般小型零星工程-設備及投資-公共建設及設施費 </text:p>
          </table:table-cell>
          <table:table-cell table:style-name="ce5" office:value-type="string" office:string-value="口湖鄉公所" calcext:value-type="string">
            <text:p><text:s/>口湖鄉公所 </text:p>
          </table:table-cell>
          <table:table-cell table:style-name="ce5" office:value-type="string" office:string-value="公開招標 " calcext:value-type="string">
            <text:p><text:s/>公開招標 <text:s/></text:p>
          </table:table-cell>
          <table:table-cell table:style-name="ce5" office:value-type="string" office:string-value="營達土木包工業" calcext:value-type="string">
            <text:p><text:s/>營達土木包工業 </text:p>
          </table:table-cell>
          <table:table-cell table:number-columns-repeated="1015"/>
        </table:table-row>
        <table:table-row table:style-name="ro10">
          <table:table-cell table:style-name="ce5" office:value-type="string" office:string-value="黃文祥議員" calcext:value-type="string">
            <text:p><text:s/>黃文祥議員 </text:p>
          </table:table-cell>
          <table:table-cell table:style-name="ce15" office:value-type="string" office:string-value="口湖鄉飛沙大排東側排水及水門改善工程" calcext:value-type="string">
            <text:p><text:s/>口湖鄉飛沙大排東側排水及水門改善工程 </text:p>
          </table:table-cell>
          <table:table-cell table:style-name="ce5" office:value-type="string" office:string-value="口湖鄉" calcext:value-type="string">
            <text:p><text:s/>口湖鄉 </text:p>
          </table:table-cell>
          <table:table-cell table:number-columns-repeated="2" table:style-name="ce25" office:value-type="float" office:value="1000" calcext:value-type="float">
            <text:p><text:s/>1,000 </text:p>
          </table:table-cell>
          <table:table-cell table:style-name="ce15" office:value-type="string" office:string-value="102年度-資本門-其他公共工程-一般小型零星工程-設備及投資-公共建設及設施費" calcext:value-type="string">
            <text:p><text:s/>102年度-資本門-其他公共工程-一般小型零星工程-設備及投資-公共建設及設施費 </text:p>
          </table:table-cell>
          <table:table-cell table:style-name="ce5" office:value-type="string" office:string-value="口湖鄉公所" calcext:value-type="string">
            <text:p><text:s/>口湖鄉公所 </text:p>
          </table:table-cell>
          <table:table-cell table:style-name="ce5" office:value-type="string" office:string-value="公開招標 " calcext:value-type="string">
            <text:p><text:s/>公開招標 <text:s/></text:p>
          </table:table-cell>
          <table:table-cell table:style-name="ce5" office:value-type="string" office:string-value="營達土木包工業" calcext:value-type="string">
            <text:p><text:s/>營達土木包工業 </text:p>
          </table:table-cell>
          <table:table-cell table:style-name="ce39" table:number-columns-repeated="1015"/>
        </table:table-row>
        <table:table-row table:style-name="ro11">
          <table:table-cell table:style-name="ce6" office:value-type="string" office:string-value="簡慈坊議員" calcext:value-type="string">
            <text:p><text:s/>簡慈坊議員 </text:p>
          </table:table-cell>
          <table:table-cell table:style-name="ce16" office:value-type="string" office:string-value="大埤鄉豐田村等部落路燈增設工程" calcext:value-type="string">
            <text:p><text:s/>大埤鄉豐田村等部落路燈增設工程 </text:p>
          </table:table-cell>
          <table:table-cell table:style-name="ce6" office:value-type="string" office:string-value="大埤鄉" calcext:value-type="string">
            <text:p><text:s/>大埤鄉 </text:p>
          </table:table-cell>
          <table:table-cell table:number-columns-repeated="2" table:style-name="ce26" office:value-type="float" office:value="150" calcext:value-type="float">
            <text:p><text:s/>150 </text:p>
          </table:table-cell>
          <table:table-cell table:style-name="ce16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6" office:value-type="string" office:string-value="大埤鄉公所" calcext:value-type="string">
            <text:p><text:s/>大埤鄉公所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6" office:value-type="string" office:string-value="永富水電工程行" calcext:value-type="string">
            <text:p><text:s/>永富水電工程行 </text:p>
          </table:table-cell>
          <table:table-cell table:style-name="ce40" table:number-columns-repeated="1015"/>
        </table:table-row>
        <table:table-row table:style-name="ro12">
          <table:table-cell table:style-name="ce5" office:value-type="string" office:string-value="王秋足議員" calcext:value-type="string">
            <text:p><text:s/>王秋足議員 </text:p>
          </table:table-cell>
          <table:table-cell table:style-name="ce15" office:value-type="string" office:string-value="古坑鄉草嶺村等路面改善工程" calcext:value-type="string">
            <text:p><text:s/>古坑鄉草嶺村等路面改善工程 </text:p>
          </table:table-cell>
          <table:table-cell table:style-name="ce5" office:value-type="string" office:string-value="古坑鄉" calcext:value-type="string">
            <text:p><text:s/>古坑鄉 </text:p>
          </table:table-cell>
          <table:table-cell table:number-columns-repeated="2" table:style-name="ce25" office:value-type="float" office:value="2590" calcext:value-type="float">
            <text:p><text:s/>2,59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瑋林營造有限公司" calcext:value-type="string">
            <text:p><text:s/>瑋林營造有限公司 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周秀月議員" calcext:value-type="string">
            <text:p><text:s/>周秀月議員 </text:p>
          </table:table-cell>
          <table:table-cell table:style-name="ce15" office:value-type="string" office:string-value="斗六市重光里等道路及附屬設施改善工程" calcext:value-type="string">
            <text:p><text:s/>斗六市重光里等道路及附屬設施改善工程 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25" office:value-type="float" office:value="3000" calcext:value-type="float">
            <text:p><text:s/>3,00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寶城營造有限公司" calcext:value-type="string">
            <text:p><text:s/>寶城營造有限公司 </text:p>
          </table:table-cell>
          <table:table-cell table:number-columns-repeated="1015"/>
        </table:table-row>
        <table:table-row table:style-name="ro14">
          <table:table-cell table:style-name="ce5" office:value-type="string" office:string-value="簡慈坊議員" calcext:value-type="string">
            <text:p><text:s/>簡慈坊議員 </text:p>
          </table:table-cell>
          <table:table-cell table:style-name="ce15" office:value-type="string" office:string-value="斗南鎮靖興里入口三角綠地至土地公廟排水溝旁相關設施改善工程" calcext:value-type="string">
            <text:p><text:s/>斗南鎮靖興里入口三角綠地至土地公廟排水溝旁相關設施改善工程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25" office:value-type="float" office:value="1800" calcext:value-type="float">
            <text:p><text:s/>1,80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日月土木包工業" calcext:value-type="string">
            <text:p><text:s/>日月土木包工業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賴淑娞議員" calcext:value-type="string">
            <text:p><text:s/>賴淑娞議員 </text:p>
          </table:table-cell>
          <table:table-cell table:style-name="ce15" office:value-type="string" office:string-value="莿桐鄉義和四合及斗六市保竹等道路改善工程" calcext:value-type="string">
            <text:p><text:s/>莿桐鄉義和四合及斗六市保竹等道路改善工程 </text:p>
          </table:table-cell>
          <table:table-cell table:style-name="ce5" office:value-type="string" calcext:value-type="string">
            <text:p>莿桐鄉</text:p>
            <text:p>斗六市</text:p>
          </table:table-cell>
          <table:table-cell table:style-name="ce25" office:value-type="float" office:value="3500" calcext:value-type="float">
            <text:p><text:s/>3,500 </text:p>
          </table:table-cell>
          <table:table-cell table:style-name="ce25" office:value-type="float" office:value="3400" calcext:value-type="float">
            <text:p><text:s/>3,40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日月土木包工業" calcext:value-type="string">
            <text:p><text:s/>日月土木包工業 </text:p>
          </table:table-cell>
          <table:table-cell table:number-columns-repeated="1015"/>
        </table:table-row>
        <table:table-row table:style-name="ro16">
          <table:table-cell table:style-name="ce5" office:value-type="string" office:string-value="王秋足議員" calcext:value-type="string">
            <text:p><text:s/>王秋足議員 </text:p>
          </table:table-cell>
          <table:table-cell table:style-name="ce15" office:value-type="string" office:string-value="斗南鎮西伯里往埤麻里道路路面改善工程" calcext:value-type="string">
            <text:p><text:s/>斗南鎮西伯里往埤麻里道路路面改善工程 </text:p>
          </table:table-cell>
          <table:table-cell table:style-name="ce5" office:value-type="string" office:string-value="斗南鎮" calcext:value-type="string">
            <text:p><text:s/>斗南鎮 </text:p>
          </table:table-cell>
          <table:table-cell table:number-columns-repeated="2" table:style-name="ce25" office:value-type="float" office:value="3500" calcext:value-type="float">
            <text:p><text:s/>3,50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日月土木包工業" calcext:value-type="string">
            <text:p><text:s/>日月土木包工業 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王秋足議員" calcext:value-type="string">
            <text:p><text:s/>王秋足議員 </text:p>
          </table:table-cell>
          <table:table-cell table:style-name="ce15" office:value-type="string" office:string-value="斗南鎮明昌新光及大埤鄉豐田等道路與公共設施改善工程" calcext:value-type="string">
            <text:p><text:s/>斗南鎮明昌新光及大埤鄉豐田等道路與公共設施改善工程 </text:p>
          </table:table-cell>
          <table:table-cell table:style-name="ce5" office:value-type="string" calcext:value-type="string">
            <text:p>斗南鎮</text:p>
            <text:p>大埤鄉</text:p>
          </table:table-cell>
          <table:table-cell table:style-name="ce25" office:value-type="float" office:value="3500" calcext:value-type="float">
            <text:p><text:s/>3,500 </text:p>
          </table:table-cell>
          <table:table-cell table:style-name="ce25" office:value-type="float" office:value="3400" calcext:value-type="float">
            <text:p><text:s/>3,40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瑋林營造有限公司" calcext:value-type="string">
            <text:p><text:s/>瑋林營造有限公司 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周秀月議員" calcext:value-type="string">
            <text:p><text:s/>周秀月議員 </text:p>
          </table:table-cell>
          <table:table-cell table:style-name="ce15" office:value-type="string" office:string-value="斗六市江厝里內道路及附屬設施改善工程" calcext:value-type="string">
            <text:p><text:s/>斗六市江厝里內道路及附屬設施改善工程 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style-name="ce25" office:value-type="float" office:value="2100" calcext:value-type="float">
            <text:p><text:s/>2,100 </text:p>
          </table:table-cell>
          <table:table-cell table:style-name="ce25" office:value-type="float" office:value="2049" calcext:value-type="float">
            <text:p><text:s/>2,049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日月土木包工業" calcext:value-type="string">
            <text:p><text:s/>日月土木包工業 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廖秋萍議員" calcext:value-type="string">
            <text:p><text:s/>廖秋萍議員 </text:p>
          </table:table-cell>
          <table:table-cell table:style-name="ce15" office:value-type="string" office:string-value="虎尾鎮頂溪里西園庄旁道路改善工程" calcext:value-type="string">
            <text:p><text:s/>虎尾鎮頂溪里西園庄旁道路改善工程 </text:p>
          </table:table-cell>
          <table:table-cell table:style-name="ce5" office:value-type="string" office:string-value="虎尾鎮" calcext:value-type="string">
            <text:p><text:s/>虎尾鎮 </text:p>
          </table:table-cell>
          <table:table-cell table:number-columns-repeated="2" table:style-name="ce25" office:value-type="float" office:value="2500" calcext:value-type="float">
            <text:p><text:s/>2,50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谷源營造有限公司" calcext:value-type="string">
            <text:p><text:s/>谷源營造有限公司 </text:p>
          </table:table-cell>
          <table:table-cell table:style-name="ce39" table:number-columns-repeated="1015"/>
        </table:table-row>
        <table:table-row table:style-name="ro17">
          <table:table-cell table:style-name="ce6" office:value-type="string" office:string-value="周秀月議員" calcext:value-type="string">
            <text:p><text:s/>周秀月議員 </text:p>
          </table:table-cell>
          <table:table-cell table:style-name="ce16" office:value-type="string" office:string-value="斗六市江厝里內道路及附屬設施改善工程" calcext:value-type="string">
            <text:p><text:s/>斗六市江厝里內道路及附屬設施改善工程 </text:p>
          </table:table-cell>
          <table:table-cell table:style-name="ce6" office:value-type="string" office:string-value="斗六市" calcext:value-type="string">
            <text:p><text:s/>斗六市 </text:p>
          </table:table-cell>
          <table:table-cell table:style-name="ce26" office:value-type="float" office:value="2100" calcext:value-type="float">
            <text:p><text:s/>2,100 </text:p>
          </table:table-cell>
          <table:table-cell table:style-name="ce26" office:value-type="float" office:value="2049" calcext:value-type="float">
            <text:p><text:s/>2,049 </text:p>
          </table:table-cell>
          <table:table-cell table:style-name="ce16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6" office:value-type="string" office:string-value="工務處" calcext:value-type="string">
            <text:p><text:s/>工務處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6" office:value-type="string" office:string-value="日月土木包工業" calcext:value-type="string">
            <text:p><text:s/>日月土木包工業 </text:p>
          </table:table-cell>
          <table:table-cell table:style-name="ce40" table:number-columns-repeated="1015"/>
        </table:table-row>
        <table:table-row table:style-name="ro17">
          <table:table-cell table:style-name="ce5" office:value-type="string" office:string-value="王又民議員" calcext:value-type="string">
            <text:p><text:s/>王又民議員 </text:p>
          </table:table-cell>
          <table:table-cell table:style-name="ce15" office:value-type="string" office:string-value="斗六市三平鎮南虎溪里等道路改善工程" calcext:value-type="string">
            <text:p><text:s/>斗六市三平鎮南虎溪里等道路改善工程 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style-name="ce25" office:value-type="float" office:value="2300" calcext:value-type="float">
            <text:p><text:s/>2,300 </text:p>
          </table:table-cell>
          <table:table-cell table:style-name="ce25" office:value-type="float" office:value="2200" calcext:value-type="float">
            <text:p><text:s/>2,20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三和土木包工業有限公司" calcext:value-type="string">
            <text:p><text:s/>三和土木包工業有限公司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<text:s/>江文登議員 </text:p>
          </table:table-cell>
          <table:table-cell table:style-name="ce15" office:value-type="string" office:string-value="斗六市中華路382號旁巷道排水改善工程" calcext:value-type="string">
            <text:p><text:s/>斗六市中華路382號旁巷道排水改善工程 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style-name="ce25" office:value-type="float" office:value="750" calcext:value-type="float">
            <text:p><text:s/>750 </text:p>
          </table:table-cell>
          <table:table-cell table:style-name="ce25" office:value-type="float" office:value="723.5" calcext:value-type="float">
            <text:p><text:s/>724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工務處" calcext:value-type="string">
            <text:p><text:s/>工務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百浥土木包工業" calcext:value-type="string">
            <text:p><text:s/>百浥土木包工業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<text:s/>江文登議員 </text:p>
          </table:table-cell>
          <table:table-cell table:style-name="ce15" office:value-type="string" office:string-value="莿桐鄉六合村等道路改善工程" calcext:value-type="string">
            <text:p><text:s/>莿桐鄉六合村等道路改善工程 </text:p>
          </table:table-cell>
          <table:table-cell table:style-name="ce5" office:value-type="string" office:string-value="莿桐鄉" calcext:value-type="string">
            <text:p><text:s/>莿桐鄉 </text:p>
          </table:table-cell>
          <table:table-cell table:number-columns-repeated="2" table:style-name="ce25" office:value-type="float" office:value="480" calcext:value-type="float">
            <text:p><text:s/>48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雲林縣政府" calcext:value-type="string">
            <text:p><text:s/>雲林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建中土木包工業" calcext:value-type="string">
            <text:p><text:s/>建中土木包工業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<text:s/>江文登議員 </text:p>
          </table:table-cell>
          <table:table-cell table:style-name="ce15" office:value-type="string" office:string-value="莿桐鄉埔尾村路面及標線改善工程" calcext:value-type="string">
            <text:p><text:s/>莿桐鄉埔尾村路面及標線改善工程 </text:p>
          </table:table-cell>
          <table:table-cell table:style-name="ce5" office:value-type="string" office:string-value="莿桐鄉" calcext:value-type="string">
            <text:p><text:s/>莿桐鄉 </text:p>
          </table:table-cell>
          <table:table-cell table:number-columns-repeated="2" table:style-name="ce25" office:value-type="float" office:value="1920" calcext:value-type="float">
            <text:p><text:s/>1,92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雲林縣政府" calcext:value-type="string">
            <text:p><text:s/>雲林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舜宥營造有限公司" calcext:value-type="string">
            <text:p><text:s/>舜宥營造有限公司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<text:s/>江文登議員 </text:p>
          </table:table-cell>
          <table:table-cell table:style-name="ce15" office:value-type="string" office:string-value="縣道154乙線（莿桐鄉埔尾村段）旁農路排水溝改善工程" calcext:value-type="string">
            <text:p><text:s/>縣道154乙線（莿桐鄉埔尾村段）旁農路排水溝改善工程 </text:p>
          </table:table-cell>
          <table:table-cell table:style-name="ce5" office:value-type="string" office:string-value="莿桐鄉" calcext:value-type="string">
            <text:p><text:s/>莿桐鄉 </text:p>
          </table:table-cell>
          <table:table-cell table:number-columns-repeated="2" table:style-name="ce25" office:value-type="float" office:value="1960" calcext:value-type="float">
            <text:p><text:s/>1,96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雲林縣政府" calcext:value-type="string">
            <text:p><text:s/>雲林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舜宥營造有限公司" calcext:value-type="string">
            <text:p><text:s/>舜宥營造有限公司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<text:s/>江文登議員 </text:p>
          </table:table-cell>
          <table:table-cell table:style-name="ce15" office:value-type="string" office:string-value="斗六市湖山里咬狗部落邊溝改善工程" calcext:value-type="string">
            <text:p><text:s/>斗六市湖山里咬狗部落邊溝改善工程 </text:p>
          </table:table-cell>
          <table:table-cell table:style-name="ce5" office:value-type="string" office:string-value="斗六市" calcext:value-type="string">
            <text:p><text:s/>斗六市 </text:p>
          </table:table-cell>
          <table:table-cell table:number-columns-repeated="2" table:style-name="ce25" office:value-type="float" office:value="1000" calcext:value-type="float">
            <text:p><text:s/>1,00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雲林縣政府" calcext:value-type="string">
            <text:p><text:s/>雲林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久伯營造有限公司" calcext:value-type="string">
            <text:p><text:s/>久伯營造有限公司 </text:p>
          </table:table-cell>
          <table:table-cell table:number-columns-repeated="1015"/>
        </table:table-row>
        <table:table-row table:style-name="ro17">
          <table:table-cell table:style-name="ce5" office:value-type="string" calcext:value-type="string">
            <text:p>陳樹吉議員</text:p>
            <text:p>簡慈仿議員</text:p>
          </table:table-cell>
          <table:table-cell table:style-name="ce15" office:value-type="string" calcext:value-type="string">
            <text:p>古坑鄉東和、水碓、永光等道路擋土、排水改</text:p>
            <text:p>善工程</text:p>
          </table:table-cell>
          <table:table-cell table:style-name="ce5" office:value-type="string" office:string-value="古坑鄉" calcext:value-type="string">
            <text:p><text:s/>古坑鄉 </text:p>
          </table:table-cell>
          <table:table-cell table:number-columns-repeated="2" table:style-name="ce25" office:value-type="float" office:value="1450" calcext:value-type="float">
            <text:p><text:s/>1,45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雲林縣政府" calcext:value-type="string">
            <text:p><text:s/>雲林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春吉工程有限公司" calcext:value-type="string">
            <text:p><text:s/>春吉工程有限公司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沈銘恭議員" calcext:value-type="string">
            <text:p><text:s/>沈銘恭議員 </text:p>
          </table:table-cell>
          <table:table-cell table:style-name="ce15" office:value-type="string" office:string-value="古坑鄉永光村、樟湖村等路面改善工程" calcext:value-type="string">
            <text:p><text:s/>古坑鄉永光村、樟湖村等路面改善工程 </text:p>
          </table:table-cell>
          <table:table-cell table:style-name="ce5" office:value-type="string" office:string-value="古坑鄉" calcext:value-type="string">
            <text:p><text:s/>古坑鄉 </text:p>
          </table:table-cell>
          <table:table-cell table:number-columns-repeated="2" table:style-name="ce25" office:value-type="float" office:value="1200" calcext:value-type="float">
            <text:p><text:s/>1,200 </text:p>
          </table:table-cell>
          <table:table-cell table:style-name="ce15" office:value-type="string" office:string-value="102年度-資本門-其他公共工程-一般小型零星工程" calcext:value-type="string">
            <text:p><text:s/>102年度-資本門-其他公共工程-一般小型零星工程 </text:p>
          </table:table-cell>
          <table:table-cell table:style-name="ce5" office:value-type="string" office:string-value="雲林縣政府" calcext:value-type="string">
            <text:p><text:s/>雲林縣政府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瑋林營造有限公司" calcext:value-type="string">
            <text:p><text:s/>瑋林營造有限公司 </text:p>
          </table:table-cell>
          <table:table-cell table:style-name="ce39" table:number-columns-repeated="1015"/>
        </table:table-row>
        <table:table-row table:style-name="ro18">
          <table:table-cell table:style-name="ce7" office:value-type="string" calcext:value-type="string">
            <text:p>沈宗隆</text:p>
          </table:table-cell>
          <table:table-cell table:style-name="ce17" office:value-type="string" calcext:value-type="string">
            <text:p>光明路與仁美路路口閃光號誌改三色號誌</text:p>
          </table:table-cell>
          <table:table-cell table:style-name="ce23" office:value-type="string" calcext:value-type="string">
            <text:p>土庫鎮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200" calcext:value-type="float">
            <text:p>200</text:p>
          </table:table-cell>
          <table:table-cell table:style-name="ce17" office:value-type="string" calcext:value-type="string">
            <text:p>交通安全設備費</text:p>
          </table:table-cell>
          <table:table-cell table:style-name="ce23" office:value-type="string" calcext:value-type="string">
            <text:p>警察局</text:p>
          </table:table-cell>
          <table:table-cell table:style-name="ce23" office:value-type="string" calcext:value-type="string">
            <text:p>公開 <text:s text:c="2"/>招標</text:p>
          </table:table-cell>
          <table:table-cell table:style-name="ce23" office:value-type="string" calcext:value-type="string">
            <text:p>合大企業有限公司</text:p>
          </table:table-cell>
          <table:table-cell table:style-name="ce40" table:number-columns-repeated="1015"/>
        </table:table-row>
        <table:table-row table:style-name="ro19">
          <table:table-cell table:style-name="ce8" office:value-type="string" calcext:value-type="string">
            <text:p>江文登、廖清祥</text:p>
          </table:table-cell>
          <table:table-cell table:style-name="ce18" office:value-type="string" calcext:value-type="string">
            <text:p>北平路與宏德街口路口增設三色號誌</text:p>
          </table:table-cell>
          <table:table-cell table:style-name="ce24" office:value-type="string" calcext:value-type="string">
            <text:p>斗六市</text:p>
          </table:table-cell>
          <table:table-cell table:number-columns-repeated="2" table:style-name="ce28" office:value-type="float" office:value="400" calcext:value-type="float">
            <text:p>400</text:p>
          </table:table-cell>
          <table:table-cell table:style-name="ce18" office:value-type="string" calcext:value-type="string">
            <text:p>交通安全設備費</text:p>
          </table:table-cell>
          <table:table-cell table:style-name="ce24" office:value-type="string" calcext:value-type="string">
            <text:p>警察局</text:p>
          </table:table-cell>
          <table:table-cell table:style-name="ce24" office:value-type="string" calcext:value-type="string">
            <text:p>公開 <text:s text:c="2"/>招標</text:p>
          </table:table-cell>
          <table:table-cell table:style-name="ce24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20">
          <table:table-cell table:style-name="ce8" office:value-type="string" calcext:value-type="string">
            <text:p>李明哲</text:p>
          </table:table-cell>
          <table:table-cell table:style-name="ce18" office:value-type="string" calcext:value-type="string">
            <text:p>草湖243號前路口閃光號誌改三色號誌</text:p>
          </table:table-cell>
          <table:table-cell table:style-name="ce24" office:value-type="string" calcext:value-type="string">
            <text:p>崙背鄉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00" calcext:value-type="float">
            <text:p>200</text:p>
          </table:table-cell>
          <table:table-cell table:style-name="ce18" office:value-type="string" calcext:value-type="string">
            <text:p>交通安全設備費</text:p>
          </table:table-cell>
          <table:table-cell table:style-name="ce24" office:value-type="string" calcext:value-type="string">
            <text:p>警察局</text:p>
          </table:table-cell>
          <table:table-cell table:style-name="ce24" office:value-type="string" calcext:value-type="string">
            <text:p>公開 <text:s text:c="2"/>招標</text:p>
          </table:table-cell>
          <table:table-cell table:style-name="ce24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18">
          <table:table-cell table:style-name="ce8" office:value-type="string" calcext:value-type="string">
            <text:p>李明哲</text:p>
          </table:table-cell>
          <table:table-cell table:style-name="ce18" office:value-type="string" calcext:value-type="string">
            <text:p>七座里文和社區路口增設三色號誌</text:p>
          </table:table-cell>
          <table:table-cell table:style-name="ce24" office:value-type="string" calcext:value-type="string">
            <text:p>西螺鎮</text:p>
          </table:table-cell>
          <table:table-cell table:number-columns-repeated="2" table:style-name="ce28" office:value-type="float" office:value="400" calcext:value-type="float">
            <text:p>400</text:p>
          </table:table-cell>
          <table:table-cell table:style-name="ce18" office:value-type="string" calcext:value-type="string">
            <text:p>交通安全設備費</text:p>
          </table:table-cell>
          <table:table-cell table:style-name="ce24" office:value-type="string" calcext:value-type="string">
            <text:p>警察局</text:p>
          </table:table-cell>
          <table:table-cell table:style-name="ce24" office:value-type="string" calcext:value-type="string">
            <text:p>公開 <text:s text:c="2"/>招標</text:p>
          </table:table-cell>
          <table:table-cell table:style-name="ce24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20">
          <table:table-cell table:style-name="ce8" office:value-type="string" calcext:value-type="string">
            <text:p>陳俊龍</text:p>
          </table:table-cell>
          <table:table-cell table:style-name="ce18" office:value-type="string" calcext:value-type="string">
            <text:p>東屯派出所往土庫交流道第一路口閃光號誌改三色號誌</text:p>
          </table:table-cell>
          <table:table-cell table:style-name="ce24" office:value-type="string" calcext:value-type="string">
            <text:p>土庫鎮</text:p>
          </table:table-cell>
          <table:table-cell table:number-columns-repeated="2" table:style-name="ce28" office:value-type="float" office:value="264" calcext:value-type="float">
            <text:p>264</text:p>
          </table:table-cell>
          <table:table-cell table:style-name="ce18" office:value-type="string" calcext:value-type="string">
            <text:p>交通安全設備費</text:p>
          </table:table-cell>
          <table:table-cell table:style-name="ce24" office:value-type="string" calcext:value-type="string">
            <text:p>警察局</text:p>
          </table:table-cell>
          <table:table-cell table:style-name="ce24" office:value-type="string" calcext:value-type="string">
            <text:p>公開 <text:s text:c="2"/>招標</text:p>
          </table:table-cell>
          <table:table-cell table:style-name="ce24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19">
          <table:table-cell table:style-name="ce8" office:value-type="string" calcext:value-type="string">
            <text:p>沈宗隆</text:p>
          </table:table-cell>
          <table:table-cell table:style-name="ce18" office:value-type="string" calcext:value-type="string">
            <text:p>土庫往鹿寮(5甲)下庄路路口增設閃光號誌</text:p>
          </table:table-cell>
          <table:table-cell table:style-name="ce24" office:value-type="string" calcext:value-type="string">
            <text:p>土庫鎮</text:p>
          </table:table-cell>
          <table:table-cell table:number-columns-repeated="2" table:style-name="ce28" office:value-type="float" office:value="200" calcext:value-type="float">
            <text:p>200</text:p>
          </table:table-cell>
          <table:table-cell table:style-name="ce18" office:value-type="string" calcext:value-type="string">
            <text:p>交通安全設備費</text:p>
          </table:table-cell>
          <table:table-cell table:style-name="ce24" office:value-type="string" calcext:value-type="string">
            <text:p>警察局</text:p>
          </table:table-cell>
          <table:table-cell table:style-name="ce24" office:value-type="string" calcext:value-type="string">
            <text:p>公開 <text:s text:c="2"/>招標</text:p>
          </table:table-cell>
          <table:table-cell table:style-name="ce24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21">
          <table:table-cell table:style-name="ce8" office:value-type="string" calcext:value-type="string">
            <text:p>鄭玲惠</text:p>
          </table:table-cell>
          <table:table-cell table:style-name="ce18" office:value-type="string" calcext:value-type="string">
            <text:p>下埤頭農會往鹿場路口增設閃光號誌</text:p>
          </table:table-cell>
          <table:table-cell table:style-name="ce24" office:value-type="string" calcext:value-type="string">
            <text:p>西螺鎮</text:p>
          </table:table-cell>
          <table:table-cell table:number-columns-repeated="2" table:style-name="ce28" office:value-type="float" office:value="200" calcext:value-type="float">
            <text:p>200</text:p>
          </table:table-cell>
          <table:table-cell table:style-name="ce18" office:value-type="string" calcext:value-type="string">
            <text:p>交通安全設備費</text:p>
          </table:table-cell>
          <table:table-cell table:style-name="ce24" office:value-type="string" calcext:value-type="string">
            <text:p>警察局</text:p>
          </table:table-cell>
          <table:table-cell table:style-name="ce24" office:value-type="string" calcext:value-type="string">
            <text:p>公開 <text:s text:c="2"/>招標</text:p>
          </table:table-cell>
          <table:table-cell table:style-name="ce24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22">
          <table:table-cell table:style-name="ce5" office:value-type="string" office:string-value="江文登議員" calcext:value-type="string">
            <text:p><text:s/>江文登議員 </text:p>
          </table:table-cell>
          <table:table-cell table:style-name="ce19" office:value-type="string" calcext:value-type="string">
            <text:p>高厝林子投段農路改善工程</text:p>
          </table:table-cell>
          <table:table-cell table:style-name="ce5" office:value-type="string" office:string-value="古坑" calcext:value-type="string">
            <text:p><text:s/>古坑 </text:p>
          </table:table-cell>
          <table:table-cell table:number-columns-repeated="2" table:style-name="ce25" office:value-type="float" office:value="94" calcext:value-type="float">
            <text:p><text:s/>94 </text:p>
          </table:table-cell>
          <table:table-cell table:style-name="ce15" office:value-type="string" office:string-value="102年度-資本門-其他公共工程-一般小零星工程-設備及投資-公共建設及設施費" calcext:value-type="string">
            <text:p><text:s/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吉成土木</text:p>
            <text:p>包工業 </text:p>
          </table:table-cell>
          <table:table-cell table:number-columns-repeated="1015"/>
        </table:table-row>
        <table:table-row table:style-name="ro22">
          <table:table-cell table:style-name="ce5" office:value-type="string" office:string-value="沈銘恭議員" calcext:value-type="string">
            <text:p><text:s/>沈銘恭議員 </text:p>
          </table:table-cell>
          <table:table-cell table:style-name="ce19" office:value-type="string" calcext:value-type="string">
            <text:p>桂林、後棟仔農路改善工程 </text:p>
          </table:table-cell>
          <table:table-cell table:style-name="ce5" office:value-type="string" office:string-value="古坑" calcext:value-type="string">
            <text:p><text:s/>古坑 </text:p>
          </table:table-cell>
          <table:table-cell table:number-columns-repeated="2" table:style-name="ce25" office:value-type="float" office:value="1430" calcext:value-type="float">
            <text:p><text:s/>1,430 </text:p>
          </table:table-cell>
          <table:table-cell table:style-name="ce15" office:value-type="string" office:string-value="102年度-資本門-其他公共工程-一般小零星工程-設備及投資-公共建設及設施費" calcext:value-type="string">
            <text:p><text:s/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展程土木</text:p>
            <text:p>包工業 </text:p>
          </table:table-cell>
          <table:table-cell table:number-columns-repeated="1015"/>
        </table:table-row>
        <table:table-row table:style-name="ro22">
          <table:table-cell table:style-name="ce5" office:value-type="string" office:string-value="鐘俊興議員" calcext:value-type="string">
            <text:p><text:s/>鐘俊興議員 </text:p>
          </table:table-cell>
          <table:table-cell table:style-name="ce19" office:value-type="string" calcext:value-type="string">
            <text:p>華山、樟湖、草嶺部落週邊農路改善工程</text:p>
          </table:table-cell>
          <table:table-cell table:style-name="ce5" office:value-type="string" office:string-value="古坑" calcext:value-type="string">
            <text:p><text:s/>古坑 </text:p>
          </table:table-cell>
          <table:table-cell table:number-columns-repeated="2" table:style-name="ce25" office:value-type="float" office:value="1280" calcext:value-type="float">
            <text:p><text:s/>1,280 </text:p>
          </table:table-cell>
          <table:table-cell table:style-name="ce15" office:value-type="string" office:string-value="102年度-資本門-其他公共工程-一般小零星工程-設備及投資-公共建設及設施費" calcext:value-type="string">
            <text:p><text:s/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number-columns-repeated="1015"/>
        </table:table-row>
        <table:table-row table:style-name="ro22">
          <table:table-cell table:style-name="ce5" office:value-type="string" office:string-value="蔡東富議員" calcext:value-type="string">
            <text:p><text:s/>蔡東富議員 </text:p>
          </table:table-cell>
          <table:table-cell table:style-name="ce19" office:value-type="string" calcext:value-type="string">
            <text:p>桂林村苦苓腳段農路改善工程</text:p>
          </table:table-cell>
          <table:table-cell table:style-name="ce5" office:value-type="string" office:string-value="古坑" calcext:value-type="string">
            <text:p><text:s/>古坑 </text:p>
          </table:table-cell>
          <table:table-cell table:number-columns-repeated="2" table:style-name="ce29" office:value-type="float" office:value="500" calcext:value-type="float">
            <text:p>500</text:p>
          </table:table-cell>
          <table:table-cell table:style-name="ce15" office:value-type="string" office:string-value="102年度-資本門-其他公共工程-一般小零星工程-設備及投資-公共建設及設施費" calcext:value-type="string">
            <text:p><text:s/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尚未發包" calcext:value-type="string">
            <text:p><text:s/>尚未發包 </text:p>
          </table:table-cell>
          <table:table-cell table:style-name="ce39" table:number-columns-repeated="1015"/>
        </table:table-row>
        <table:table-row table:style-name="ro22">
          <table:table-cell table:style-name="ce6" office:value-type="string" office:string-value="鐘俊興議員" calcext:value-type="string">
            <text:p><text:s/>鐘俊興議員 </text:p>
          </table:table-cell>
          <table:table-cell table:style-name="ce19" office:value-type="string" calcext:value-type="string">
            <text:p>水碓國小後方農路改善工程</text:p>
          </table:table-cell>
          <table:table-cell table:style-name="ce6" office:value-type="string" office:string-value="古坑" calcext:value-type="string">
            <text:p><text:s/>古坑 </text:p>
          </table:table-cell>
          <table:table-cell table:number-columns-repeated="2" table:style-name="ce29" office:value-type="float" office:value="630" calcext:value-type="float">
            <text:p>630</text:p>
          </table:table-cell>
          <table:table-cell table:style-name="ce16" office:value-type="string" office:string-value="102年度-資本門-其他公共工程-一般小零星工程-設備及投資-公共建設及設施費" calcext:value-type="string">
            <text:p><text:s/>102年度-資本門-其他公共工程-一般小零星工程-設備及投資-公共建設及設施費 </text:p>
          </table:table-cell>
          <table:table-cell table:style-name="ce6" office:value-type="string" calcext:value-type="string">
            <text:p>雲林縣政府</text:p>
            <text:p>水利處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7" office:value-type="string" calcext:value-type="string">
            <text:p>春吉工程</text:p>
            <text:p>有限公司</text:p>
          </table:table-cell>
          <table:table-cell table:style-name="ce40" table:number-columns-repeated="1015"/>
        </table:table-row>
        <table:table-row table:style-name="ro22">
          <table:table-cell table:style-name="ce5" office:value-type="string" office:string-value="沈銘恭議員" calcext:value-type="string">
            <text:p><text:s/>沈銘恭議員 </text:p>
          </table:table-cell>
          <table:table-cell table:style-name="ce19" office:value-type="string" calcext:value-type="string">
            <text:p>古坑村往彌陀寺附近農路改善工程</text:p>
          </table:table-cell>
          <table:table-cell table:style-name="ce5" office:value-type="string" office:string-value="古坑" calcext:value-type="string">
            <text:p><text:s/>古坑 </text:p>
          </table:table-cell>
          <table:table-cell table:style-name="ce30" office:value-type="float" office:value="1440" calcext:value-type="float">
            <text:p>1440</text:p>
          </table:table-cell>
          <table:table-cell table:style-name="ce29" office:value-type="float" office:value="1440" calcext:value-type="float">
            <text:p>1,440</text:p>
          </table:table-cell>
          <table:table-cell table:style-name="ce15" office:value-type="string" office:string-value="102年度-資本門-其他公共工程-一般小零星工程-設備及投資-公共建設及設施費" calcext:value-type="string">
            <text:p><text:s/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7" office:value-type="string" calcext:value-type="string">
            <text:p>盟達土木包工業 </text:p>
          </table:table-cell>
          <table:table-cell table:number-columns-repeated="1015"/>
        </table:table-row>
        <table:table-row table:style-name="ro22">
          <table:table-cell table:style-name="ce5" office:value-type="string" office:string-value="李建志議員" calcext:value-type="string">
            <text:p><text:s/>李建志議員 </text:p>
          </table:table-cell>
          <table:table-cell table:style-name="ce19" office:value-type="string" calcext:value-type="string">
            <text:p>荷苞山早寮農路護坡及排水設施改善工程</text:p>
          </table:table-cell>
          <table:table-cell table:style-name="ce5" office:value-type="string" office:string-value="古坑" calcext:value-type="string">
            <text:p><text:s/>古坑 </text:p>
          </table:table-cell>
          <table:table-cell table:style-name="ce30" office:value-type="float" office:value="978" calcext:value-type="float">
            <text:p>978</text:p>
          </table:table-cell>
          <table:table-cell table:style-name="ce29" office:value-type="float" office:value="978" calcext:value-type="float">
            <text:p>978</text:p>
          </table:table-cell>
          <table:table-cell table:style-name="ce15" office:value-type="string" office:string-value="102年度-資本門-其他公共工程-一般小零星工程-設備及投資-公共建設及設施費" calcext:value-type="string">
            <text:p><text:s/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7" office:value-type="string" calcext:value-type="string">
            <text:p>展程土木</text:p>
            <text:p>包工業 </text:p>
          </table:table-cell>
          <table:table-cell table:number-columns-repeated="1015"/>
        </table:table-row>
        <table:table-row table:style-name="ro22">
          <table:table-cell table:style-name="ce5" office:value-type="string" office:string-value="陳河山議員" calcext:value-type="string">
            <text:p><text:s/>陳河山議員 </text:p>
          </table:table-cell>
          <table:table-cell table:style-name="ce15" office:value-type="string" office:string-value="古坑濟善堂上方道路改善工程" calcext:value-type="string">
            <text:p><text:s/>古坑濟善堂上方道路改善工程 </text:p>
          </table:table-cell>
          <table:table-cell table:style-name="ce5" office:value-type="string" office:string-value="古坑" calcext:value-type="string">
            <text:p><text:s/>古坑 </text:p>
          </table:table-cell>
          <table:table-cell table:number-columns-repeated="2" table:style-name="ce26" office:value-type="float" office:value="1850" calcext:value-type="float">
            <text:p><text:s/>1,850 </text:p>
          </table:table-cell>
          <table:table-cell table:style-name="ce15" office:value-type="string" office:string-value="102年度-資本門-其他公共工程-一般小零星工程-設備及投資-公共建設及設施費" calcext:value-type="string">
            <text:p><text:s/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盟達土木包工業 " calcext:value-type="string">
            <text:p><text:s/>盟達土木包工業 <text:s/>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沈宗隆</text:p>
          </table:table-cell>
          <table:table-cell table:style-name="ce19" office:value-type="string" calcext:value-type="string">
            <text:p>102年度購置班級窗簾計畫案</text:p>
          </table:table-cell>
          <table:table-cell table:style-name="ce7" office:value-type="string" calcext:value-type="string">
            <text:p>文昌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101年度-資本門-其他公共工程-一般小型零星工程-設備及投資-雜項設備費" calcext:value-type="string">
            <text:p><text:s/>工務處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建銘窗簾有限公司" calcext:value-type="string">
            <text:p><text:s/>建銘窗簾有限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林琨富</text:p>
          </table:table-cell>
          <table:table-cell table:style-name="ce19" office:value-type="string" calcext:value-type="string">
            <text:p>購置學生課桌椅設備</text:p>
          </table:table-cell>
          <table:table-cell table:style-name="ce7" office:value-type="string" calcext:value-type="string">
            <text:p>饒平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震達辦公家具有限公司" calcext:value-type="string">
            <text:p><text:s/>震達辦公家具有限公司 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沈宗隆</text:p>
          </table:table-cell>
          <table:table-cell table:style-name="ce19" office:value-type="string" calcext:value-type="string">
            <text:p>102年度改善教學設備計畫-改善教室燈光照明</text:p>
          </table:table-cell>
          <table:table-cell table:style-name="ce7" office:value-type="string" calcext:value-type="string">
            <text:p>馬光國中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美滿電器五金百貨行" calcext:value-type="string">
            <text:p><text:s/>美滿電器五金百貨行 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充實教學電腦設備</text:p>
          </table:table-cell>
          <table:table-cell table:style-name="ce7" office:value-type="string" calcext:value-type="string">
            <text:p>四湖國中</text:p>
          </table:table-cell>
          <table:table-cell table:number-columns-repeated="2" table:style-name="ce31" office:value-type="float" office:value="99" calcext:value-type="float">
            <text:p>99 </text:p>
          </table:table-cell>
          <table:table-cell table:style-name="ce15" office:value-type="string" office:string-value="工務處101年度-資本門-其他公共工程-一般小型零星工程-設備及投資-雜項設備費" calcext:value-type="string">
            <text:p><text:s/>工務處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15" office:value-type="string" office:string-value="晴鴻資訊公司" calcext:value-type="string">
            <text:p><text:s/>晴鴻資訊公司 </text:p>
          </table:table-cell>
          <table:table-cell table:style-name="ce39" table:number-columns-repeated="1015"/>
        </table:table-row>
        <table:table-row table:style-name="ro22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改善及充實教學設備計畫</text:p>
          </table:table-cell>
          <table:table-cell table:style-name="ce7" office:value-type="string" calcext:value-type="string">
            <text:p>金湖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6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6" office:value-type="string" office:string-value="教育處" calcext:value-type="string">
            <text:p><text:s/>教育處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16" office:value-type="string" office:string-value="晴鴻資訊公司" calcext:value-type="string">
            <text:p><text:s/>晴鴻資訊公司 </text:p>
          </table:table-cell>
          <table:table-cell table:style-name="ce40" table:number-columns-repeated="1015"/>
        </table:table-row>
        <table:table-row table:style-name="ro23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充實教學設備</text:p>
          </table:table-cell>
          <table:table-cell table:style-name="ce7" office:value-type="string" calcext:value-type="string">
            <text:p>仁德國小</text:p>
          </table:table-cell>
          <table:table-cell table:number-columns-repeated="2" table:style-name="ce31" office:value-type="float" office:value="197" calcext:value-type="float">
            <text:p>197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晴鴻資訊公司" calcext:value-type="string">
            <text:p><text:s/>晴鴻資訊公司 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簡慈坊</text:p>
          </table:table-cell>
          <table:table-cell table:style-name="ce19" office:value-type="string" calcext:value-type="string">
            <text:p>102年度遊戲器材安全地墊修整工程</text:p>
          </table:table-cell>
          <table:table-cell table:style-name="ce7" office:value-type="string" calcext:value-type="string">
            <text:p>石龜國小</text:p>
          </table:table-cell>
          <table:table-cell table:number-columns-repeated="2" table:style-name="ce31" office:value-type="float" office:value="72" calcext:value-type="float">
            <text:p>72 </text:p>
          </table:table-cell>
          <table:table-cell table:style-name="ce15" office:value-type="string" office:string-value="工務處102年度-資本門-其他公共工程-一般小型零星工程-設備及投資" calcext:value-type="string">
            <text:p><text:s/>工務處102年度-資本門-其他公共工程-一般小型零星工程-設備及投資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15" office:value-type="string" office:string-value="騰日企業社" calcext:value-type="string">
            <text:p><text:s/>騰日企業社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充實班級電腦購置設備</text:p>
          </table:table-cell>
          <table:table-cell table:style-name="ce7" office:value-type="string" calcext:value-type="string">
            <text:p>內湖國小</text:p>
          </table:table-cell>
          <table:table-cell table:number-columns-repeated="2" table:style-name="ce31" office:value-type="float" office:value="99" calcext:value-type="float">
            <text:p>99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15" office:value-type="string" office:string-value="晴鴻資訊公司" calcext:value-type="string">
            <text:p><text:s/>晴鴻資訊公司 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充實教學設備計畫</text:p>
          </table:table-cell>
          <table:table-cell table:style-name="ce7" office:value-type="string" calcext:value-type="string">
            <text:p>林厝國小</text:p>
          </table:table-cell>
          <table:table-cell table:number-columns-repeated="2" table:style-name="ce31" office:value-type="float" office:value="197" calcext:value-type="float">
            <text:p>197 </text:p>
          </table:table-cell>
          <table:table-cell table:style-name="ce15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捷達數位系統股份公司" calcext:value-type="string">
            <text:p><text:s/>捷達數位系統股份公司 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改善教學設備計畫</text:p>
          </table:table-cell>
          <table:table-cell table:style-name="ce7" office:value-type="string" calcext:value-type="string">
            <text:p>四湖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晴鴻資訊公司" calcext:value-type="string">
            <text:p><text:s/>晴鴻資訊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王士壬</text:p>
          </table:table-cell>
          <table:table-cell table:style-name="ce19" office:value-type="string" calcext:value-type="string">
            <text:p>102年度改善教學設備計畫</text:p>
          </table:table-cell>
          <table:table-cell table:style-name="ce7" office:value-type="string" calcext:value-type="string">
            <text:p>馬光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應付歲出保留款-101年度-資本門-其他公共工程-一般小型零星工程-雜項設備費" calcext:value-type="string">
            <text:p><text:s/>工務處應付歲出保留款-101年度-資本門-其他公共工程-一般小型零星工程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宏碁股份有限公司" calcext:value-type="string">
            <text:p><text:s/>宏碁股份有限公司 </text:p>
          </table:table-cell>
          <table:table-cell table:style-name="ce39" table:number-columns-repeated="1015"/>
        </table:table-row>
        <table:table-row table:style-name="ro23">
          <table:table-cell table:style-name="ce7" office:value-type="string" calcext:value-type="string">
            <text:p>蘇金煌議長</text:p>
          </table:table-cell>
          <table:table-cell table:style-name="ce19" office:value-type="string" calcext:value-type="string">
            <text:p>102年度改善及充實教學環境設備計畫</text:p>
          </table:table-cell>
          <table:table-cell table:style-name="ce7" office:value-type="string" calcext:value-type="string">
            <text:p>建華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6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6" office:value-type="string" office:string-value="教育處" calcext:value-type="string">
            <text:p><text:s/>教育處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16" office:value-type="string" office:string-value="士弘電腦股份有限公司" calcext:value-type="string">
            <text:p><text:s/>士弘電腦股份有限公司 </text:p>
          </table:table-cell>
          <table:table-cell table:style-name="ce40" table:number-columns-repeated="1015"/>
        </table:table-row>
        <table:table-row table:style-name="ro23">
          <table:table-cell table:style-name="ce7" office:value-type="string" calcext:value-type="string">
            <text:p>蔡孟真</text:p>
          </table:table-cell>
          <table:table-cell table:style-name="ce19" office:value-type="string" calcext:value-type="string">
            <text:p>102年度改善及充實教學環境設備計畫</text:p>
          </table:table-cell>
          <table:table-cell table:style-name="ce7" office:value-type="string" calcext:value-type="string">
            <text:p>僑美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堉憲營造有限公司" calcext:value-type="string">
            <text:p><text:s/>堉憲營造有限公司 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沈宗隆</text:p>
          </table:table-cell>
          <table:table-cell table:style-name="ce19" office:value-type="string" calcext:value-type="string">
            <text:p>102年度教室窗簾採購案</text:p>
          </table:table-cell>
          <table:table-cell table:style-name="ce7" office:value-type="string" calcext:value-type="string">
            <text:p>莿桐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建銘窗簾有限公司" calcext:value-type="string">
            <text:p><text:s/>建銘窗簾有限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改善教學及環境設備-購置一般型電腦、單槍投影機</text:p>
          </table:table-cell>
          <table:table-cell table:style-name="ce7" office:value-type="string" calcext:value-type="string">
            <text:p>僑和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晴鴻資訊公司" calcext:value-type="string">
            <text:p><text:s/>晴鴻資訊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鄭東來</text:p>
          </table:table-cell>
          <table:table-cell table:style-name="ce19" office:value-type="string" calcext:value-type="string">
            <text:p>102年度改善教學設備計畫-購置短焦互動投影機</text:p>
          </table:table-cell>
          <table:table-cell table:style-name="ce7" office:value-type="string" calcext:value-type="string">
            <text:p>溪洲國小</text:p>
          </table:table-cell>
          <table:table-cell table:number-columns-repeated="2" table:style-name="ce31" office:value-type="float" office:value="122" calcext:value-type="float">
            <text:p>122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捷達數位系統股份公司" calcext:value-type="string">
            <text:p><text:s/>捷達數位系統股份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江文登</text:p>
          </table:table-cell>
          <table:table-cell table:style-name="ce19" office:value-type="string" calcext:value-type="string">
            <text:p>102年度改善教學設備計畫</text:p>
          </table:table-cell>
          <table:table-cell table:style-name="ce7" office:value-type="string" calcext:value-type="string">
            <text:p>梅林國小</text:p>
          </table:table-cell>
          <table:table-cell table:number-columns-repeated="2" table:style-name="ce31" office:value-type="float" office:value="100" calcext:value-type="float">
            <text:p>100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15" office:value-type="string" office:string-value="鉅銳國際股份有限公司" calcext:value-type="string">
            <text:p><text:s/>鉅銳國際股份有限公司 </text:p>
          </table:table-cell>
          <table:table-cell table:style-name="ce39" table:number-columns-repeated="1015"/>
        </table:table-row>
        <table:table-row table:style-name="ro24">
          <table:table-cell table:style-name="ce7" office:value-type="string" calcext:value-type="string">
            <text:p>廠商</text:p>
          </table:table-cell>
          <table:table-cell table:style-name="ce19" office:value-type="string" calcext:value-type="string">
            <text:p>102年度充實教學設備</text:p>
          </table:table-cell>
          <table:table-cell table:style-name="ce7" office:value-type="string" calcext:value-type="string">
            <text:p>誠正國小</text:p>
          </table:table-cell>
          <table:table-cell table:number-columns-repeated="2" table:style-name="ce31" office:value-type="float" office:value="197" calcext:value-type="float">
            <text:p>197 </text:p>
          </table:table-cell>
          <table:table-cell table:style-name="ce16" office:value-type="string" office:string-value="工務處應付歲出保留款-101年度-資本門-其他公共工程-一般小型零星工程-設備及投資-雜項設備費(1萬4,248元)、工務處102年度-資本門-其他公共工程-一般小型零星工程-設備及投資-雜項設備費(18萬3,121元)" calcext:value-type="string">
            <text:p><text:s/>工務處應付歲出保留款-101年度-資本門-其他公共工程-一般小型零星工程-設備及投資-雜項設備費(1萬4,248元)、工務處102年度-資本門-其他公共工程-一般小型零星工程-設備及投資-雜項設備費(18萬3,121元) </text:p>
          </table:table-cell>
          <table:table-cell table:style-name="ce6" office:value-type="string" office:string-value="教育處" calcext:value-type="string">
            <text:p><text:s/>教育處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16" office:value-type="string" office:string-value="捷達數位系統股份公司" calcext:value-type="string">
            <text:p><text:s/>捷達數位系統股份公司 </text:p>
          </table:table-cell>
          <table:table-cell table:style-name="ce40" table:number-columns-repeated="1015"/>
        </table:table-row>
        <table:table-row table:style-name="ro22">
          <table:table-cell table:style-name="ce7" office:value-type="string" calcext:value-type="string">
            <text:p>王鐵道</text:p>
          </table:table-cell>
          <table:table-cell table:style-name="ce19" office:value-type="string" calcext:value-type="string">
            <text:p>102年度改善教學設備經費</text:p>
          </table:table-cell>
          <table:table-cell table:style-name="ce7" office:value-type="string" calcext:value-type="string">
            <text:p>中山國小</text:p>
          </table:table-cell>
          <table:table-cell table:number-columns-repeated="2" table:style-name="ce31" office:value-type="float" office:value="100" calcext:value-type="float">
            <text:p>100 </text:p>
          </table:table-cell>
          <table:table-cell table:style-name="ce15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15" office:value-type="string" office:string-value="正郁室內裝修有限公司" calcext:value-type="string">
            <text:p><text:s/>正郁室內裝修有限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蘇金煌議長</text:p>
          </table:table-cell>
          <table:table-cell table:style-name="ce19" office:value-type="string" calcext:value-type="string">
            <text:p>102年度充實教學設備計畫</text:p>
          </table:table-cell>
          <table:table-cell table:style-name="ce7" office:value-type="string" calcext:value-type="string">
            <text:p>四湖國中</text:p>
          </table:table-cell>
          <table:table-cell table:number-columns-repeated="2" table:style-name="ce31" office:value-type="float" office:value="98" calcext:value-type="float">
            <text:p>98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15" office:value-type="string" office:string-value="晴鴻資訊公司" calcext:value-type="string">
            <text:p><text:s/>晴鴻資訊公司 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江文登</text:p>
          </table:table-cell>
          <table:table-cell table:style-name="ce19" office:value-type="string" calcext:value-type="string">
            <text:p>102年度改善教學環境-購置課桌椅</text:p>
          </table:table-cell>
          <table:table-cell table:style-name="ce7" office:value-type="string" calcext:value-type="string">
            <text:p>鎮東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洪安興業有限公司" calcext:value-type="string">
            <text:p><text:s/>洪安興業有限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蔡岳儒</text:p>
          </table:table-cell>
          <table:table-cell table:style-name="ce19" office:value-type="string" calcext:value-type="string">
            <text:p>102年度充實教學設備經費</text:p>
          </table:table-cell>
          <table:table-cell table:style-name="ce7" office:value-type="string" calcext:value-type="string">
            <text:p>東勢國小</text:p>
          </table:table-cell>
          <table:table-cell table:number-columns-repeated="2" table:style-name="ce31" office:value-type="float" office:value="182" calcext:value-type="float">
            <text:p>182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晴鴻資訊公司" calcext:value-type="string">
            <text:p><text:s/>晴鴻資訊公司 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沈宗隆</text:p>
          </table:table-cell>
          <table:table-cell table:style-name="ce19" office:value-type="string" calcext:value-type="string">
            <text:p>102年度改善教學環境設備</text:p>
          </table:table-cell>
          <table:table-cell table:style-name="ce7" office:value-type="string" calcext:value-type="string">
            <text:p>褒忠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富州電腦有限公司" calcext:value-type="string">
            <text:p><text:s/>富州電腦有限公司 </text:p>
          </table:table-cell>
          <table:table-cell table:style-name="ce39" table:number-columns-repeated="1015"/>
        </table:table-row>
        <table:table-row table:style-name="ro22">
          <table:table-cell table:style-name="ce7" office:value-type="string" calcext:value-type="string">
            <text:p>翁水上</text:p>
          </table:table-cell>
          <table:table-cell table:style-name="ce19" office:value-type="string" calcext:value-type="string">
            <text:p>102年度充實教學設備</text:p>
          </table:table-cell>
          <table:table-cell table:style-name="ce7" office:value-type="string" calcext:value-type="string">
            <text:p>好收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6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6" office:value-type="string" office:string-value="教育處" calcext:value-type="string">
            <text:p><text:s/>教育處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16" office:value-type="string" office:string-value="捷達數位系統股份公司" calcext:value-type="string">
            <text:p><text:s/>捷達數位系統股份公司 </text:p>
          </table:table-cell>
          <table:table-cell table:style-name="ce40" table:number-columns-repeated="1015"/>
        </table:table-row>
        <table:table-row table:style-name="ro25">
          <table:table-cell table:style-name="ce7" office:value-type="string" calcext:value-type="string">
            <text:p>黃文祥</text:p>
          </table:table-cell>
          <table:table-cell table:style-name="ce19" office:value-type="string" calcext:value-type="string">
            <text:p>102年度充實教學環境設施計畫-專科教室大樓視聽教學設備採購</text:p>
          </table:table-cell>
          <table:table-cell table:style-name="ce7" office:value-type="string" calcext:value-type="string">
            <text:p>頂湖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卡色式科技有限公司、景誠電子有限公司、基匠企業有限公司、康來企業有限公司" calcext:value-type="string">
            <text:p><text:s/>卡色式科技有限公司、景誠電子有限公司、基匠企業有限公司、康來企業有限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王鐵道</text:p>
          </table:table-cell>
          <table:table-cell table:style-name="ce19" office:value-type="string" calcext:value-type="string">
            <text:p>102年度校園廣播系統工程</text:p>
          </table:table-cell>
          <table:table-cell table:style-name="ce7" office:value-type="string" calcext:value-type="string">
            <text:p>大新國小</text:p>
          </table:table-cell>
          <table:table-cell table:number-columns-repeated="2" table:style-name="ce31" office:value-type="float" office:value="528" calcext:value-type="float">
            <text:p>528 </text:p>
          </table:table-cell>
          <table:table-cell table:style-name="ce15" office:value-type="string" office:string-value="工務處應付歲出保留款-101年度-資本門-其他公共工程-一般小型零星工程-設備及投資-公共建設及設施費" calcext:value-type="string">
            <text:p><text:s/>工務處應付歲出保留款-101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宇峰科技工程有限公司" calcext:value-type="string">
            <text:p><text:s/>宇峰科技工程有限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沈宗隆</text:p>
          </table:table-cell>
          <table:table-cell table:style-name="ce19" office:value-type="string" calcext:value-type="string">
            <text:p>102年度多功能專科教室暨會議室整建計畫</text:p>
          </table:table-cell>
          <table:table-cell table:style-name="ce7" office:value-type="string" calcext:value-type="string">
            <text:p>土庫國中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102年度-資本門-其他公共工程-一般小型零星工程-設備及投資-公共建設及設施費" calcext:value-type="string">
            <text:p><text:s/>工務處102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創勝科技股份有限公司" calcext:value-type="string">
            <text:p><text:s/>創勝科技股份有限公司 </text:p>
          </table:table-cell>
          <table:table-cell table:number-columns-repeated="1015"/>
        </table:table-row>
        <table:table-row table:style-name="ro26">
          <table:table-cell table:style-name="ce7" office:value-type="string" calcext:value-type="string">
            <text:p>蘇金煌議長</text:p>
          </table:table-cell>
          <table:table-cell table:style-name="ce19" office:value-type="string" calcext:value-type="string">
            <text:p>102年度改善教學設備計畫</text:p>
          </table:table-cell>
          <table:table-cell table:style-name="ce7" office:value-type="string" calcext:value-type="string">
            <text:p>飛沙國中</text:p>
          </table:table-cell>
          <table:table-cell table:number-columns-repeated="2" table:style-name="ce31" office:value-type="float" office:value="192" calcext:value-type="float">
            <text:p>192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堯品企業有限公司、聯邦電腦有限公司、全韻文化企業有限公司" calcext:value-type="string">
            <text:p><text:s/>堯品企業有限公司、聯邦電腦有限公司、全韻文化企業有限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改善及充實教學環境設備</text:p>
          </table:table-cell>
          <table:table-cell table:style-name="ce7" office:value-type="string" calcext:value-type="string">
            <text:p>泉州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應付歲出保留款-102年度-資本門-其他公共工程-一般小型零星工程-設備及投資-雜項設備費" calcext:value-type="string">
            <text:p><text:s/>工務處應付歲出保留款-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晴鴻資訊公司" calcext:value-type="string">
            <text:p><text:s/>晴鴻資訊公司 </text:p>
          </table:table-cell>
          <table:table-cell table:style-name="ce39" table:number-columns-repeated="1015"/>
        </table:table-row>
        <table:table-row table:style-name="ro27">
          <table:table-cell table:style-name="ce7" office:value-type="string" calcext:value-type="string">
            <text:p>周秀月</text:p>
          </table:table-cell>
          <table:table-cell table:style-name="ce19" office:value-type="string" calcext:value-type="string">
            <text:p>102年度改善學生活動中心環境設備</text:p>
          </table:table-cell>
          <table:table-cell table:style-name="ce7" office:value-type="string" calcext:value-type="string">
            <text:p>雲林國小</text:p>
          </table:table-cell>
          <table:table-cell table:number-columns-repeated="2" table:style-name="ce31" office:value-type="float" office:value="240" calcext:value-type="float">
            <text:p>240 </text:p>
          </table:table-cell>
          <table:table-cell table:style-name="ce16" office:value-type="string" office:string-value="工務處應付歲出保留款-101年度-資本門-其他公共工程-一般小型零星工程-設備及投資-雜項設備費(8萬元)、102年雲林縣地方教育發展基金-國民中學教育及督導-國民教育科-補(協)助政府機關(構)(整建國民中小學教育設施計畫)(16萬元)" calcext:value-type="string">
            <text:p><text:s/>工務處應付歲出保留款-101年度-資本門-其他公共工程-一般小型零星工程-設備及投資-雜項設備費(8萬元)、102年雲林縣地方教育發展基金-國民中學教育及督導-國民教育科-補(協)助政府機關(構)(整建國民中小學教育設施計畫)(16萬元) </text:p>
          </table:table-cell>
          <table:table-cell table:style-name="ce6" office:value-type="string" office:string-value="教育處" calcext:value-type="string">
            <text:p><text:s/>教育處 </text:p>
          </table:table-cell>
          <table:table-cell table:style-name="ce6" office:value-type="string" office:string-value="公開招標" calcext:value-type="string">
            <text:p><text:s/>公開招標 </text:p>
          </table:table-cell>
          <table:table-cell table:style-name="ce16" office:value-type="string" office:string-value="加加福家具行" calcext:value-type="string">
            <text:p><text:s/>加加福家具行 </text:p>
          </table:table-cell>
          <table:table-cell table:style-name="ce40" table:number-columns-repeated="1015"/>
        </table:table-row>
        <table:table-row table:style-name="ro23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改善及充實教學環境設備</text:p>
          </table:table-cell>
          <table:table-cell table:style-name="ce7" office:value-type="string" calcext:value-type="string">
            <text:p>平和國小</text:p>
          </table:table-cell>
          <table:table-cell table:number-columns-repeated="2" table:style-name="ce31" office:value-type="float" office:value="90" calcext:value-type="float">
            <text:p>90 </text:p>
          </table:table-cell>
          <table:table-cell table:style-name="ce15" office:value-type="string" office:string-value="工務處應付歲出保留款-102年度-資本門-其他公共工程-一般小型零星工程-設備及投資-雜項設備費" calcext:value-type="string">
            <text:p><text:s/>工務處應付歲出保留款-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15" office:value-type="string" office:string-value="民能企業有限公司" calcext:value-type="string">
            <text:p><text:s/>民能企業有限公司 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改善及充實教學環境設備-數位式影印機採購</text:p>
          </table:table-cell>
          <table:table-cell table:style-name="ce7" office:value-type="string" calcext:value-type="string">
            <text:p>鎮南國小</text:p>
          </table:table-cell>
          <table:table-cell table:number-columns-repeated="2" table:style-name="ce31" office:value-type="float" office:value="90" calcext:value-type="float">
            <text:p>90 </text:p>
          </table:table-cell>
          <table:table-cell table:style-name="ce15" office:value-type="string" office:string-value="工務處102年度-資本門-其他公共工程-一般小型零星工程-設備及投資-雜項設備費" calcext:value-type="string">
            <text:p><text:s/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15" office:value-type="string" office:string-value="民能企業有限公司" calcext:value-type="string">
            <text:p><text:s/>民能企業有限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陳瑞雄</text:p>
          </table:table-cell>
          <table:table-cell table:style-name="ce19" office:value-type="string" calcext:value-type="string">
            <text:p>102年度改善教學環境購置電腦資訊設備實施計畫</text:p>
          </table:table-cell>
          <table:table-cell table:style-name="ce7" office:value-type="string" calcext:value-type="string">
            <text:p>光復國小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應付歲出保留款-101年度-資本門-其他公共工程-一般小型零星工程-設備及投資-雜項設備費" calcext:value-type="string">
            <text:p><text:s/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尚未發包" calcext:value-type="string">
            <text:p><text:s/>尚未發包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改善教學環境及更新設備</text:p>
          </table:table-cell>
          <table:table-cell table:style-name="ce7" office:value-type="string" calcext:value-type="string">
            <text:p>東勢國中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102年度墊付款-資本門-其他公共工程-一般小型零星工程-設備及投資-公共建設及設施費" calcext:value-type="string">
            <text:p><text:s/>工務處102年度墊付款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民能企業有限公司" calcext:value-type="string">
            <text:p><text:s/>民能企業有限公司 </text:p>
          </table:table-cell>
          <table:table-cell table:style-name="ce39" table:number-columns-repeated="1015"/>
        </table:table-row>
        <table:table-row table:style-name="ro22">
          <table:table-cell table:style-name="ce7" office:value-type="string" calcext:value-type="string">
            <text:p>黃耀煌</text:p>
          </table:table-cell>
          <table:table-cell table:style-name="ce19" office:value-type="string" calcext:value-type="string">
            <text:p>102年度改善教學環境-活動式投影機、布幕、筆記型電腦</text:p>
          </table:table-cell>
          <table:table-cell table:style-name="ce7" office:value-type="string" calcext:value-type="string">
            <text:p>潮厝國小</text:p>
          </table:table-cell>
          <table:table-cell table:number-columns-repeated="2" table:style-name="ce31" office:value-type="float" office:value="95" calcext:value-type="float">
            <text:p>95 </text:p>
          </table:table-cell>
          <table:table-cell table:style-name="ce16" office:value-type="string" office:string-value="102年度-資本門-其他公共工程-一般小型零星工程-設備及投資-雜項設備費" calcext:value-type="string">
            <text:p><text:s/>102年度-資本門-其他公共工程-一般小型零星工程-設備及投資-雜項設備費 </text:p>
          </table:table-cell>
          <table:table-cell table:style-name="ce6" office:value-type="string" office:string-value="教育處" calcext:value-type="string">
            <text:p><text:s/>教育處 </text:p>
          </table:table-cell>
          <table:table-cell table:style-name="ce6" office:value-type="string" office:string-value="逕洽廠商" calcext:value-type="string">
            <text:p><text:s/>逕洽廠商 </text:p>
          </table:table-cell>
          <table:table-cell table:style-name="ce16" office:value-type="string" office:string-value="尚未發包" calcext:value-type="string">
            <text:p><text:s/>尚未發包 </text:p>
          </table:table-cell>
          <table:table-cell table:style-name="ce40" table:number-columns-repeated="1015"/>
        </table:table-row>
        <table:table-row table:style-name="ro28">
          <table:table-cell table:style-name="ce7" office:value-type="string" calcext:value-type="string">
            <text:p>陳瑞雄</text:p>
          </table:table-cell>
          <table:table-cell table:style-name="ce19" office:value-type="string" calcext:value-type="string">
            <text:p>102年度改善及充實教學環境設備</text:p>
          </table:table-cell>
          <table:table-cell table:style-name="ce7" office:value-type="string" calcext:value-type="string">
            <text:p>虎尾國中</text:p>
          </table:table-cell>
          <table:table-cell table:number-columns-repeated="2" table:style-name="ce31" office:value-type="float" office:value="200" calcext:value-type="float">
            <text:p>200 </text:p>
          </table:table-cell>
          <table:table-cell table:style-name="ce15" office:value-type="string" office:string-value="工務處應付歲出保留款-101年度-資本門-其他公共工程-一般小型零星工程-設備及投資-雜項設備費(11萬8,422元)、102年度-資本門-其他公共工程-一般小型零星工程-設備及投資-雜項設備費(8萬1,578元)" calcext:value-type="string">
            <text:p><text:s/>工務處應付歲出保留款-101年度-資本門-其他公共工程-一般小型零星工程-設備及投資-雜項設備費(11萬8,422元)、102年度-資本門-其他公共工程-一般小型零星工程-設備及投資-雜項設備費(8萬1,578元)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尚未發包" calcext:value-type="string">
            <text:p><text:s/>尚未發包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王鐵道</text:p>
          </table:table-cell>
          <table:table-cell table:style-name="ce19" office:value-type="string" calcext:value-type="string">
            <text:p>101年度操場周邊設施改善工程計畫</text:p>
          </table:table-cell>
          <table:table-cell table:style-name="ce7" office:value-type="string" calcext:value-type="string">
            <text:p>文昌國小</text:p>
          </table:table-cell>
          <table:table-cell table:number-columns-repeated="2" table:style-name="ce31" office:value-type="float" office:value="3600" calcext:value-type="float">
            <text:p>3,600 </text:p>
          </table:table-cell>
          <table:table-cell table:style-name="ce15" office:value-type="string" office:string-value="工務處102年度-資本門-其他公共工程-一般小型零星工程-設備及投資-公共建設及設施費" calcext:value-type="string">
            <text:p><text:s/>工務處102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精工工程股份有限公司" calcext:value-type="string">
            <text:p><text:s/>精工工程股份有限公司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林建鴻</text:p>
          </table:table-cell>
          <table:table-cell table:style-name="ce19" office:value-type="string" calcext:value-type="string">
            <text:p>102年度改善教學環境工程</text:p>
          </table:table-cell>
          <table:table-cell table:style-name="ce7" office:value-type="string" calcext:value-type="string">
            <text:p>橋頭國小</text:p>
          </table:table-cell>
          <table:table-cell table:number-columns-repeated="2" table:style-name="ce31" office:value-type="float" office:value="500" calcext:value-type="float">
            <text:p>500 </text:p>
          </table:table-cell>
          <table:table-cell table:style-name="ce15" office:value-type="string" office:string-value="工務處102年度-資本門-其他公共工程-一般小型零星工程-設備及投資-公共建設及設施費" calcext:value-type="string">
            <text:p><text:s/>工務處102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尚未發包" calcext:value-type="string">
            <text:p><text:s/>尚未發包 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陳瑞雄</text:p>
          </table:table-cell>
          <table:table-cell table:style-name="ce19" office:value-type="string" calcext:value-type="string">
            <text:p>102年度不銹鋼遮雨棚新建工程</text:p>
          </table:table-cell>
          <table:table-cell table:style-name="ce7" office:value-type="string" calcext:value-type="string">
            <text:p>虎尾國小</text:p>
          </table:table-cell>
          <table:table-cell table:number-columns-repeated="2" table:style-name="ce31" office:value-type="float" office:value="408" calcext:value-type="float">
            <text:p>408 </text:p>
          </table:table-cell>
          <table:table-cell table:style-name="ce15" office:value-type="string" office:string-value="工務處應付歲出保留款101年度-資本門-其他公共工程-一般小型零星工程-設備及投資-公共建設及設施費" calcext:value-type="string">
            <text:p><text:s/>工務處應付歲出保留款101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<text:s/>教育處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15" office:value-type="string" office:string-value="尚未發包" calcext:value-type="string">
            <text:p><text:s/>尚未發包 </text:p>
          </table:table-cell>
          <table:table-cell table:number-columns-repeated="1015"/>
        </table:table-row>
        <table:table-row table:style-name="ro29">
          <table:table-cell table:style-name="ce9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"/>
          <table:table-cell table:style-name="ce32" table:formula="of:=SUM([.D6:.D83])" office:value-type="float" office:value="64470" calcext:value-type="float">
            <text:p><text:s/>64,470 </text:p>
          </table:table-cell>
          <table:table-cell table:style-name="ce32" table:formula="of:=SUM([.E6:.E83])" office:value-type="float" office:value="63913.5" calcext:value-type="float">
            <text:p><text:s/>63,914 </text:p>
          </table:table-cell>
          <table:table-cell table:style-name="ce6" table:number-columns-repeated="4"/>
          <table:table-cell table:number-columns-repeated="1015"/>
        </table:table-row>
        <table:table-row table:style-name="ro30">
          <table:table-cell table:style-name="ce10" office:value-type="string" calcext:value-type="string">
            <text:p>註：1.本表主辦機關為行政院主計總處。</text:p>
          </table:table-cell>
          <table:table-cell table:number-columns-repeated="1023"/>
        </table:table-row>
        <table:table-row table:style-name="ro29">
          <table:table-cell table:style-name="ce11"/>
          <table:table-cell table:style-name="ce20" table:number-columns-spanned="3" table:number-rows-spanned="1"/>
          <table:covered-table-cell table:number-columns-repeated="2" table:style-name="ce20"/>
          <table:table-cell table:style-name="ce34" table:number-columns-repeated="1020"/>
        </table:table-row>
        <table:table-row table:style-name="ro31" table:number-rows-repeated="1048489">
          <table:table-cell table:number-columns-repeated="1024"/>
        </table:table-row>
        <table:table-row table:style-name="ro31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0P0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">
      <style:text-properties fo:color="#ff0000"/>
      <number:number number:decimal-places="0" loext:min-decimal-places="0" number:min-integer-digits="1" number:grouping="true"/>
      <style:map style:condition="value()&gt;=0" style:apply-style-name="N191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90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svg:height="0mm" fo:margin-left="10.99mm" fo:margin-right="10.9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03152</dc:creator>
    <dc:date>2014-02-17T09:07:53</dc:date>
    <meta:print-date>2014-02-07T17:00:56</meta:print-date>
    <meta:document-statistic meta:table-count="1" meta:cell-count="721" meta:object-count="0"/>
    <meta:generator>LibreOffice/5.1.5.2$Windows_x86 LibreOffice_project/7a864d8825610a8c07cfc3bc01dd4fce6a9447e5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